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26C1000008E7BB65293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 Sans1" svg:font-family="'Open Sans'" style:font-family-generic="roman"/>
    <style:font-face style:name="Open Sans3" svg:font-family="'Open Sans'" style:font-family-generic="swiss"/>
    <style:font-face style:name="Liberation Serif" svg:font-family="'Liberation Serif'" style:font-family-generic="roman" style:font-pitch="variable"/>
    <style:font-face style:name="Open Sans4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" svg:font-family="'Ope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9.606cm" table:align="left"/>
    </style:style>
    <style:style style:name="Tableau5.A" style:family="table-column">
      <style:table-column-properties style:column-width="9.606cm"/>
    </style:style>
    <style:style style:name="Tableau5.1" style:family="table-row">
      <style:table-row-properties style:row-height="0.7cm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9.497cm" fo:margin-left="0.217cm" table:align="left"/>
    </style:style>
    <style:style style:name="Tableau7.A" style:family="table-column">
      <style:table-column-properties style:column-width="3.297cm"/>
    </style:style>
    <style:style style:name="Tableau7.B" style:family="table-column">
      <style:table-column-properties style:column-width="6.2cm"/>
    </style:style>
    <style:style style:name="Tableau7.1" style:family="table-row">
      <style:table-row-properties style:row-height="0.7cm"/>
    </style:style>
    <style:style style:name="Tableau7.A1" style:family="table-cell">
      <style:table-cell-properties fo:padding="0.097cm" fo:border="none"/>
    </style:style>
    <style:style style:name="Tableau1" style:family="table">
      <style:table-properties style:width="9.504cm" table:align="left"/>
    </style:style>
    <style:style style:name="Tableau1.A" style:family="table-column">
      <style:table-column-properties style:column-width="6.593cm"/>
    </style:style>
    <style:style style:name="Tableau1.B" style:family="table-column">
      <style:table-column-properties style:column-width="0.582cm"/>
    </style:style>
    <style:style style:name="Tableau1.1" style:family="table-row">
      <style:table-row-properties style:min-row-height="0.691cm"/>
    </style:style>
    <style:style style:name="Tableau1.A1" style:family="table-cell">
      <style:table-cell-properties style:vertical-align="middle" fo:padding="0.097cm" fo:border="none"/>
    </style:style>
    <style:style style:name="Tableau1.2" style:family="table-row">
      <style:table-row-properties style:row-height="1cm"/>
    </style:style>
    <style:style style:name="Tableau1.B2" style:family="table-cell">
      <style:table-cell-properties fo:padding="0.097cm" fo:border="none"/>
    </style:style>
    <style:style style:name="Tableau1.C2" style:family="table-cell">
      <style:table-cell-properties fo:padding="0.097cm" fo:border="none"/>
    </style:style>
    <style:style style:name="Tableau1.D2" style:family="table-cell">
      <style:table-cell-properties fo:padding="0.097cm" fo:border="none"/>
    </style:style>
    <style:style style:name="Tableau1.E2" style:family="table-cell">
      <style:table-cell-properties fo:padding="0.097cm" fo:border="none"/>
    </style:style>
    <style:style style:name="Tableau1.F2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padding="0.097cm" fo:border="none"/>
    </style:style>
    <style:style style:name="Tableau1.F3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E4" style:family="table-cell">
      <style:table-cell-properties fo:padding="0.097cm" fo:border="none"/>
    </style:style>
    <style:style style:name="Tableau1.F4" style:family="table-cell">
      <style:table-cell-properties fo:padding="0.097cm" fo:border="none"/>
    </style:style>
    <style:style style:name="Tableau2" style:family="table">
      <style:table-properties style:width="9.504cm" table:align="left"/>
    </style:style>
    <style:style style:name="Tableau2.A" style:family="table-column">
      <style:table-column-properties style:column-width="6.593cm"/>
    </style:style>
    <style:style style:name="Tableau2.B" style:family="table-column">
      <style:table-column-properties style:column-width="0.582cm"/>
    </style:style>
    <style:style style:name="Tableau2.1" style:family="table-row">
      <style:table-row-properties style:min-row-height="0.69cm"/>
    </style:style>
    <style:style style:name="Tableau2.A1" style:family="table-cell">
      <style:table-cell-properties style:vertical-align="middle" fo:padding="0.097cm" fo:border="none"/>
    </style:style>
    <style:style style:name="Tableau2.2" style:family="table-row">
      <style:table-row-properties style:min-row-height="0.975cm"/>
    </style:style>
    <style:style style:name="Tableau2.B2" style:family="table-cell">
      <style:table-cell-properties fo:padding="0.097cm" fo:border="none"/>
    </style:style>
    <style:style style:name="Tableau2.C2" style:family="table-cell">
      <style:table-cell-properties fo:padding="0.097cm" fo:border="none"/>
    </style:style>
    <style:style style:name="Tableau2.D2" style:family="table-cell">
      <style:table-cell-properties fo:padding="0.097cm" fo:border="none"/>
    </style:style>
    <style:style style:name="Tableau2.E2" style:family="table-cell">
      <style:table-cell-properties fo:padding="0.097cm" fo:border="none"/>
    </style:style>
    <style:style style:name="Tableau2.F2" style:family="table-cell">
      <style:table-cell-properties fo:padding="0.097cm" fo:border="none"/>
    </style:style>
    <style:style style:name="Tableau2.3" style:family="table-row">
      <style:table-row-properties style:min-row-height="1cm"/>
    </style:style>
    <style:style style:name="Tableau2.B3" style:family="table-cell">
      <style:table-cell-properties fo:padding="0.097cm" fo:border="none"/>
    </style:style>
    <style:style style:name="Tableau2.C3" style:family="table-cell">
      <style:table-cell-properties fo:padding="0.097cm" fo:border="none"/>
    </style:style>
    <style:style style:name="Tableau2.D3" style:family="table-cell">
      <style:table-cell-properties fo:padding="0.097cm" fo:border="none"/>
    </style:style>
    <style:style style:name="Tableau2.E3" style:family="table-cell">
      <style:table-cell-properties fo:padding="0.097cm" fo:border="none"/>
    </style:style>
    <style:style style:name="Tableau2.F3" style:family="table-cell">
      <style:table-cell-properties fo:padding="0.097cm" fo:border="none"/>
    </style:style>
    <style:style style:name="Tableau3" style:family="table">
      <style:table-properties style:width="9.511cm" fo:margin-left="0.198cm" table:align="left"/>
    </style:style>
    <style:style style:name="Tableau3.A" style:family="table-column">
      <style:table-column-properties style:column-width="6.593cm"/>
    </style:style>
    <style:style style:name="Tableau3.B" style:family="table-column">
      <style:table-column-properties style:column-width="0.591cm"/>
    </style:style>
    <style:style style:name="Tableau3.C" style:family="table-column">
      <style:table-column-properties style:column-width="0.57cm"/>
    </style:style>
    <style:style style:name="Tableau3.F" style:family="table-column">
      <style:table-column-properties style:column-width="0.596cm"/>
    </style:style>
    <style:style style:name="Tableau3.A1" style:family="table-cell">
      <style:table-cell-properties style:vertical-align="middle" fo:padding="0.097cm" fo:border="none"/>
    </style:style>
    <style:style style:name="Tableau3.2" style:family="table-row">
      <style:table-row-properties style:row-height="1cm"/>
    </style:style>
    <style:style style:name="Tableau3.B2" style:family="table-cell">
      <style:table-cell-properties fo:padding="0.097cm" fo:border="none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="none"/>
    </style:style>
    <style:style style:name="Tableau3.E2" style:family="table-cell">
      <style:table-cell-properties fo:padding="0.097cm" fo:border="none"/>
    </style:style>
    <style:style style:name="Tableau3.F2" style:family="table-cell">
      <style:table-cell-properties fo:padding="0.097cm" fo:border="none"/>
    </style:style>
    <style:style style:name="Tableau3.B3" style:family="table-cell">
      <style:table-cell-properties fo:padding="0.097cm" fo:border="none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="none"/>
    </style:style>
    <style:style style:name="Tableau3.E3" style:family="table-cell">
      <style:table-cell-properties fo:padding="0.097cm" fo:border="none"/>
    </style:style>
    <style:style style:name="Tableau3.F3" style:family="table-cell">
      <style:table-cell-properties fo:padding="0.097cm" fo:border="none"/>
    </style:style>
    <style:style style:name="Tableau3.B4" style:family="table-cell">
      <style:table-cell-properties fo:padding="0.097cm" fo:border="none"/>
    </style:style>
    <style:style style:name="Tableau3.C4" style:family="table-cell">
      <style:table-cell-properties fo:padding="0.097cm" fo:border="none"/>
    </style:style>
    <style:style style:name="Tableau3.D4" style:family="table-cell">
      <style:table-cell-properties fo:padding="0.097cm" fo:border="none"/>
    </style:style>
    <style:style style:name="Tableau3.E4" style:family="table-cell">
      <style:table-cell-properties fo:padding="0.097cm" fo:border="none"/>
    </style:style>
    <style:style style:name="Tableau3.F4" style:family="table-cell">
      <style:table-cell-properties fo:padding="0.097cm" fo:border="none"/>
    </style:style>
    <style:style style:name="Tableau4" style:family="table">
      <style:table-properties style:width="9.53cm" fo:margin-left="0.178cm" table:align="left"/>
    </style:style>
    <style:style style:name="Tableau4.A" style:family="table-column">
      <style:table-column-properties style:column-width="6.615cm"/>
    </style:style>
    <style:style style:name="Tableau4.B" style:family="table-column">
      <style:table-column-properties style:column-width="0.591cm"/>
    </style:style>
    <style:style style:name="Tableau4.C" style:family="table-column">
      <style:table-column-properties style:column-width="0.57cm"/>
    </style:style>
    <style:style style:name="Tableau4.D" style:family="table-column">
      <style:table-column-properties style:column-width="0.589cm"/>
    </style:style>
    <style:style style:name="Tableau4.F" style:family="table-column">
      <style:table-column-properties style:column-width="0.596cm"/>
    </style:style>
    <style:style style:name="Tableau4.A1" style:family="table-cell">
      <style:table-cell-properties style:vertical-align="middle" fo:padding="0.097cm" fo:border="none"/>
    </style:style>
    <style:style style:name="Tableau4.2" style:family="table-row">
      <style:table-row-properties style:row-height="1cm"/>
    </style:style>
    <style:style style:name="Tableau4.B2" style:family="table-cell">
      <style:table-cell-properties fo:padding="0.097cm" fo:border="none"/>
    </style:style>
    <style:style style:name="Tableau4.C2" style:family="table-cell">
      <style:table-cell-properties fo:padding="0.097cm" fo:border="none"/>
    </style:style>
    <style:style style:name="Tableau4.D2" style:family="table-cell">
      <style:table-cell-properties fo:padding="0.097cm" fo:border="none"/>
    </style:style>
    <style:style style:name="Tableau4.E2" style:family="table-cell">
      <style:table-cell-properties fo:padding="0.097cm" fo:border="none"/>
    </style:style>
    <style:style style:name="Tableau4.F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C3" style:family="table-cell">
      <style:table-cell-properties fo:padding="0.097cm" fo:border="none"/>
    </style:style>
    <style:style style:name="Tableau4.D3" style:family="table-cell">
      <style:table-cell-properties fo:padding="0.097cm" fo:border="none"/>
    </style:style>
    <style:style style:name="Tableau4.E3" style:family="table-cell">
      <style:table-cell-properties fo:padding="0.097cm" fo:border="none"/>
    </style:style>
    <style:style style:name="Tableau4.F3" style:family="table-cell">
      <style:table-cell-properties fo:padding="0.097cm" fo:border="none"/>
    </style:style>
    <style:style style:name="Tableau8" style:family="table">
      <style:table-properties style:width="19.6cm" table:align="margins"/>
    </style:style>
    <style:style style:name="Tableau8.A" style:family="table-column">
      <style:table-column-properties style:column-width="19.6cm" style:rel-column-width="65535*"/>
    </style:style>
    <style:style style:name="Tableau8.1" style:family="table-row">
      <style:table-row-properties style:min-row-height="0.508cm"/>
    </style:style>
    <style:style style:name="Tableau8.A1" style:family="table-cell">
      <style:table-cell-properties fo:padding="0.097cm" fo:border="none"/>
    </style:style>
    <style:style style:name="Tableau8.2" style:family="table-row">
      <style:table-row-properties style:min-row-height="0.796cm"/>
    </style:style>
    <style:style style:name="Tableau9" style:family="table">
      <style:table-properties style:width="19.6cm" table:align="margins"/>
    </style:style>
    <style:style style:name="Tableau9.A" style:family="table-column">
      <style:table-column-properties style:column-width="0.397cm" style:rel-column-width="1326*"/>
    </style:style>
    <style:style style:name="Tableau9.B" style:family="table-column">
      <style:table-column-properties style:column-width="0.794cm" style:rel-column-width="2653*"/>
    </style:style>
    <style:style style:name="Tableau9.C" style:family="table-column">
      <style:table-column-properties style:column-width="1.72cm" style:rel-column-width="5750*"/>
    </style:style>
    <style:style style:name="Tableau9.E" style:family="table-column">
      <style:table-column-properties style:column-width="10.994cm" style:rel-column-width="36760*"/>
    </style:style>
    <style:style style:name="Tableau9.F" style:family="table-column">
      <style:table-column-properties style:column-width="4.904cm" style:rel-column-width="16393*"/>
    </style:style>
    <style:style style:name="Tableau9.1" style:family="table-row">
      <style:table-row-properties style:min-row-height="0.591cm"/>
    </style:style>
    <style:style style:name="Tableau9.A1" style:family="table-cell">
      <style:table-cell-properties fo:padding="0.097cm" fo:border="none"/>
    </style:style>
    <style:style style:name="Tableau9.2" style:family="table-row">
      <style:table-row-properties style:min-row-height="0.515cm"/>
    </style:style>
    <style:style style:name="P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8080" style:font-name="Open Sans1" fo:font-size="12.5pt" fo:font-style="normal" fo:font-weight="bold" officeooo:rsid="00380fa6" officeooo:paragraph-rsid="00114404" style:font-size-asian="12.5pt" style:font-style-asian="normal" style:font-weight-asian="bold" style:font-size-complex="6pt"/>
    </style:style>
    <style:style style:name="P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8080" style:font-name="Open Sans1" fo:font-size="6pt" fo:font-style="normal" fo:font-weight="bold" officeooo:rsid="001d4f2e" officeooo:paragraph-rsid="001d4f2e" style:font-size-asian="5.25pt" style:font-style-asian="normal" style:font-weight-asian="bold" style:font-size-complex="6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8080" style:font-name="Open Sans1" fo:font-size="6pt" fo:font-style="normal" fo:font-weight="bold" officeooo:rsid="00380fa6" officeooo:paragraph-rsid="00114404" style:font-size-asian="5.25pt" style:font-style-asian="normal" style:font-weight-asian="bold" style:font-size-complex="6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8080" style:font-name="Open Sans1" fo:font-size="12.5pt" fo:font-style="normal" fo:font-weight="bold" officeooo:rsid="001d4f2e" officeooo:paragraph-rsid="001d4f2e" style:font-size-asian="12.5pt" style:font-style-asian="normal" style:font-weight-asian="bold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text:number-lines="false" text:line-number="0"/>
      <style:text-properties style:font-name="Open Sans2" fo:font-size="10pt" fo:font-weight="bold" officeooo:rsid="0023c009" officeooo:paragraph-rsid="002f37fa" style:font-name-asian="SimSun" style:font-size-asian="10pt" style:font-weight-asian="bold" style:font-name-complex="Mangal" style:font-size-complex="10pt" style:font-weight-complex="bold" style:shadow="non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text:number-lines="false" text:line-number="0"/>
      <style:text-properties style:font-name="Open Sans2" fo:font-size="10pt" fo:font-weight="bold" officeooo:rsid="0023c009" officeooo:paragraph-rsid="0023c009" style:font-name-asian="SimSun" style:font-size-asian="10pt" style:font-weight-asian="bold" style:font-name-complex="Mangal" style:font-size-complex="10pt" style:font-weight-complex="bold" style:shadow="none"/>
    </style:style>
    <style:style style:name="P7" style:family="paragraph" style:parent-style-name="Citation_20_intens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>
          <style:tab-stop style:position="18.203cm"/>
        </style:tab-stops>
      </style:paragraph-properties>
      <style:text-properties fo:color="#3465a4" style:font-name="Open Sans2" fo:font-size="12pt" fo:font-style="normal" fo:font-weight="bold" officeooo:rsid="0020b857" officeooo:paragraph-rsid="0022842d" style:font-name-asian="SimSun" style:font-size-asian="12pt" style:font-style-asian="normal" style:font-weight-asian="bold" style:font-name-complex="Mangal" style:font-size-complex="12pt" style:font-style-complex="normal" style:font-weight-complex="bold" fo:hyphenate="false" fo:hyphenation-remain-char-count="2" fo:hyphenation-push-char-count="2"/>
    </style:style>
    <style:style style:name="P8" style:family="paragraph" style:parent-style-name="Citation_20_intens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>
          <style:tab-stop style:position="18.203cm"/>
        </style:tab-stops>
      </style:paragraph-properties>
      <style:text-properties fo:color="#3465a4" style:font-name="Open Sans2" fo:font-size="12pt" fo:font-style="normal" fo:font-weight="bold" officeooo:rsid="0020b857" officeooo:paragraph-rsid="0020b857" style:font-name-asian="SimSun" style:font-size-asian="12pt" style:font-style-asian="normal" style:font-weight-asian="bold" style:font-name-complex="Mangal" style:font-size-complex="12pt" style:font-style-complex="normal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>
          <style:tab-stop style:position="18.203cm"/>
        </style:tab-stops>
      </style:paragraph-properties>
      <style:text-properties fo:color="#3465a4" style:font-name="Open Sans2" fo:font-size="12pt" fo:font-style="normal" fo:font-weight="bold" officeooo:rsid="0020b857" officeooo:paragraph-rsid="00403d2c" style:font-name-asian="SimSun" style:font-size-asian="12pt" style:font-style-asian="normal" style:font-weight-asian="bold" style:font-name-complex="Mangal" style:font-size-complex="12pt" style:font-style-complex="normal" style:font-weight-complex="bold" fo:hyphenate="false" fo:hyphenation-remain-char-count="2" fo:hyphenation-push-char-count="2"/>
    </style:style>
    <style:style style:name="P10" style:family="paragraph" style:parent-style-name="Citation_20_intens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fo:padding="0cm" fo:border="none" style:shadow="none">
        <style:tab-stops>
          <style:tab-stop style:position="18.203cm"/>
        </style:tab-stops>
      </style:paragraph-properties>
      <style:text-properties fo:color="#3465a4" style:font-name="Open Sans2" fo:font-size="12pt" fo:font-style="normal" fo:font-weight="bold" officeooo:rsid="00403d2c" officeooo:paragraph-rsid="0022842d" style:font-name-asian="SimSun" style:font-size-asian="12pt" style:font-style-asian="normal" style:font-weight-asian="bold" style:font-name-complex="Mangal" style:font-size-complex="12pt" style:font-style-complex="normal" style:font-weight-complex="bold" fo:hyphenate="false" fo:hyphenation-remain-char-count="2" fo:hyphenation-push-char-count="2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>
        <style:tab-stops>
          <style:tab-stop style:position="0.305cm"/>
        </style:tab-stops>
      </style:paragraph-properties>
      <style:text-properties style:font-name="Open Sans2" fo:font-size="10pt" fo:font-weight="bold" officeooo:rsid="0023c009" officeooo:paragraph-rsid="002f37fa" style:font-name-asian="SimSun" style:font-size-asian="10pt" style:font-weight-asian="bold" style:font-name-complex="Mangal" style:font-size-complex="10pt" style:font-weight-complex="bold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Open Sans2" fo:font-size="10pt" fo:font-weight="bold" officeooo:rsid="0023c009" officeooo:paragraph-rsid="002f37fa" style:font-name-asian="SimSun" style:font-size-asian="10pt" style:font-weight-asian="bold" style:font-name-complex="Mangal" style:font-size-complex="10pt" style:font-weight-complex="bold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Open Sans2" fo:font-size="10pt" fo:font-weight="bold" officeooo:rsid="002f37fa" officeooo:paragraph-rsid="002f37fa" style:font-name-asian="SimSun" style:font-size-asian="10pt" style:font-weight-asian="bold" style:font-name-complex="Mangal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 Sans2" fo:font-size="11pt" officeooo:paragraph-rsid="0013eade" style:font-name-asian="SimSun" style:font-size-asian="11pt" style:font-name-complex="Mangal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Open Sans2" fo:font-size="11pt" officeooo:paragraph-rsid="0036f261" style:font-name-asian="SimSun" style:font-size-asian="11pt" style:font-name-complex="Mangal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Open Sans2" fo:font-size="11pt" officeooo:paragraph-rsid="0013eade" style:font-name-asian="SimSun" style:font-size-asian="11pt" style:font-name-complex="Mangal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Open Sans2" fo:font-size="11pt" officeooo:paragraph-rsid="0022842d" style:font-name-asian="SimSun" style:font-size-asian="11pt" style:font-name-complex="Mangal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Open Sans2" fo:font-size="11pt" officeooo:paragraph-rsid="0036f261" style:font-name-asian="SimSun" style:font-size-asian="11pt" style:font-name-complex="Mangal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Open Sans2" fo:font-size="11pt" officeooo:rsid="0023c009" officeooo:paragraph-rsid="0036f261" style:font-name-asian="SimSun" style:font-size-asian="11pt" style:font-name-complex="Mangal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Open Sans2" fo:font-size="6pt" officeooo:paragraph-rsid="0013eade" style:font-name-asian="SimSun" style:font-size-asian="5.25pt" style:font-name-complex="Mangal" style:font-size-complex="6pt"/>
    </style:style>
    <style:style style:name="P21" style:family="paragraph" style:parent-style-name="Standard">
      <style:paragraph-properties fo:text-align="start" style:justify-single-word="false"/>
      <style:text-properties style:font-name="Open Sans2" fo:font-size="6pt" officeooo:paragraph-rsid="0022842d" style:font-name-asian="SimSun" style:font-size-asian="5.25pt" style:font-name-complex="Mangal" style:font-size-complex="6pt"/>
    </style:style>
    <style:style style:name="P22" style:family="paragraph" style:parent-style-name="Standard">
      <style:paragraph-properties fo:text-align="start" style:justify-single-word="false"/>
      <style:text-properties style:font-name="Open Sans2" fo:font-size="6pt" officeooo:paragraph-rsid="0020b857" style:font-name-asian="SimSun" style:font-size-asian="5.25pt" style:font-name-complex="Mangal" style:font-size-complex="6pt"/>
    </style:style>
    <style:style style:name="P23" style:family="paragraph" style:parent-style-name="Standard">
      <style:paragraph-properties fo:text-align="start" style:justify-single-word="false"/>
      <style:text-properties style:font-name="Open Sans2" fo:font-size="6pt" officeooo:rsid="0020b857" officeooo:paragraph-rsid="002f37fa" style:font-name-asian="SimSun" style:font-size-asian="5.25pt" style:font-name-complex="Mangal" style:font-size-complex="6pt"/>
    </style:style>
    <style:style style:name="P24" style:family="paragraph" style:parent-style-name="Standard">
      <style:paragraph-properties fo:text-align="start" style:justify-single-word="false"/>
      <style:text-properties style:font-name="Open Sans2" fo:font-size="5pt" officeooo:rsid="0020b857" officeooo:paragraph-rsid="0020b857" style:font-name-asian="SimSun" style:font-size-asian="4.34999990463257pt" style:font-name-complex="Mangal" style:font-size-complex="5pt"/>
    </style:style>
    <style:style style:name="P25" style:family="paragraph" style:parent-style-name="Standard">
      <style:paragraph-properties fo:text-align="center" style:justify-single-word="false"/>
      <style:text-properties style:font-name="Open Sans2" fo:font-size="8pt" fo:font-style="italic" officeooo:rsid="003ae138" officeooo:paragraph-rsid="003ae138" style:font-name-asian="SimSun" style:font-size-asian="8pt" style:font-style-asian="italic" style:font-name-complex="Mangal" style:font-size-complex="8pt" style:font-style-complex="italic"/>
    </style:style>
    <style:style style:name="P26" style:family="paragraph" style:parent-style-name="Standard">
      <style:paragraph-properties fo:text-align="start" style:justify-single-word="false"/>
      <style:text-properties style:font-name="Open Sans2" fo:font-size="3pt" officeooo:paragraph-rsid="003ae138" style:font-name-asian="SimSun" style:font-size-asian="2.59999990463257pt" style:font-name-complex="Mangal" style:font-size-complex="3pt"/>
    </style:style>
    <style:style style:name="P27" style:family="paragraph" style:parent-style-name="Standard">
      <style:paragraph-properties fo:text-align="justify" style:justify-single-word="false"/>
      <style:text-properties style:font-name="Open Sans2" fo:font-size="10pt" fo:font-weight="bold" officeooo:rsid="00413965" officeooo:paragraph-rsid="00403e5d" fo:background-color="transparent" style:font-name-asian="SimSun" style:font-size-asian="10pt" style:font-weight-asian="bold" style:font-name-complex="Mangal" style:font-size-complex="10pt" style:font-weight-complex="bold" style:shadow="none"/>
    </style:style>
    <style:style style:name="P28" style:family="paragraph" style:parent-style-name="Standard">
      <style:paragraph-properties fo:text-align="center" style:justify-single-word="false"/>
      <style:text-properties style:font-name="Open Sans2" fo:font-size="10pt" officeooo:paragraph-rsid="00403e5d" fo:background-color="transparent" style:font-name-asian="SimSun" style:font-size-asian="10pt" style:font-name-complex="Mangal" style:font-size-complex="10pt" style:shadow="none"/>
    </style:style>
    <style:style style:name="P29" style:family="paragraph" style:parent-style-name="Standard">
      <style:paragraph-properties fo:text-align="center" style:justify-single-word="false"/>
      <style:text-properties fo:color="#000000" style:font-name="Open Sans2" fo:font-size="11pt" officeooo:rsid="000a2a15" officeooo:paragraph-rsid="00403e5d" style:font-name-asian="SimSun" style:font-size-asian="11pt" style:font-name-complex="Mangal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6pt" officeooo:paragraph-rsid="0043688b" style:font-size-asian="5.25pt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Open Sans2" fo:font-size="11pt" officeooo:paragraph-rsid="0022842d" style:font-name-asian="SimSun" style:font-size-asian="11pt" style:font-name-complex="Mangal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Open Sans2" fo:font-size="11pt" officeooo:paragraph-rsid="0022842d" style:font-name-asian="SimSun" style:font-size-asian="11pt" style:font-name-complex="Mangal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Open Sans2" fo:font-size="11pt" officeooo:paragraph-rsid="00403d2c" fo:background-color="transparent" style:font-name-asian="SimSun" style:font-size-asian="11pt" style:font-name-complex="Mangal" style:font-size-complex="11pt" style:shadow="none"/>
    </style:style>
    <style:style style:name="P34" style:family="paragraph" style:parent-style-name="Table_20_Contents">
      <style:paragraph-properties fo:text-align="start" style:justify-single-word="false"/>
      <style:text-properties style:font-name="Open Sans2" fo:font-size="11pt" officeooo:paragraph-rsid="00403e5d" fo:background-color="transparent" style:font-name-asian="SimSun" style:font-size-asian="11pt" style:font-name-complex="Mangal" style:font-size-complex="11pt" style:shadow="none"/>
    </style:style>
    <style:style style:name="P35" style:family="paragraph" style:parent-style-name="Table_20_Contents">
      <style:paragraph-properties fo:text-align="center" style:justify-single-word="false"/>
      <style:text-properties style:font-name="Open Sans2" fo:font-size="9pt" fo:font-weight="bold" officeooo:rsid="0030ff84" officeooo:paragraph-rsid="0030ff84" style:font-name-asian="SimSun" style:font-size-asian="9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Open Sans2" fo:font-size="10pt" fo:font-weight="bold" officeooo:rsid="0046eee2" officeooo:paragraph-rsid="00403d2c" fo:background-color="transparent" style:font-name-asian="SimSun" style:font-size-asian="10pt" style:font-weight-asian="bold" style:font-name-complex="Mangal" style:font-size-complex="10pt" style:font-weight-complex="bold" style:shadow="none"/>
    </style:style>
    <style:style style:name="P37" style:family="paragraph" style:parent-style-name="Table_20_Contents">
      <style:paragraph-properties fo:text-align="start" style:justify-single-word="false"/>
      <style:text-properties style:font-name="Open Sans2" fo:font-size="10pt" officeooo:paragraph-rsid="00403e5d" fo:background-color="transparent" style:font-name-asian="SimSun" style:font-size-asian="10pt" style:font-name-complex="Mangal" style:font-size-complex="10pt" style:shadow="none"/>
    </style:style>
    <style:style style:name="P38" style:family="paragraph" style:parent-style-name="Table_20_Contents">
      <style:paragraph-properties fo:text-align="start" style:justify-single-word="false"/>
      <style:text-properties style:font-name="Open Sans2" fo:font-size="10pt" officeooo:rsid="00413965" officeooo:paragraph-rsid="00403e5d" fo:background-color="transparent" style:font-name-asian="SimSun" style:font-size-asian="10pt" style:font-name-complex="Mangal" style:font-size-complex="10pt" style:shadow="none"/>
    </style:style>
    <style:style style:name="P39" style:family="paragraph" style:parent-style-name="Text_20_body">
      <style:text-properties fo:font-size="8pt" style:font-size-asian="7pt" style:font-size-complex="8pt"/>
    </style:style>
    <style:style style:name="P40" style:family="paragraph" style:parent-style-name="Text_20_body">
      <style:paragraph-properties fo:margin-top="0cm" fo:margin-bottom="0cm" loext:contextual-spacing="false"/>
      <style:text-properties fo:color="#3465a4" style:font-name="Open Sans2" fo:font-size="4pt" fo:font-style="normal" fo:font-weight="normal" officeooo:rsid="0023c009" style:font-name-asian="SimSun" style:font-size-asian="3.5pt" style:font-style-asian="normal" style:font-weight-asian="normal" style:font-name-complex="Mangal" style:font-size-complex="4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Open Sans2" fo:font-size="4pt" officeooo:paragraph-rsid="002f37fa" style:font-size-asian="3.5pt" style:font-size-complex="4pt"/>
    </style:style>
    <style:style style:name="P42" style:family="paragraph" style:parent-style-name="open">
      <style:paragraph-properties fo:margin-top="0cm" fo:margin-bottom="0cm" loext:contextual-spacing="false" fo:text-align="start" style:justify-single-word="false"/>
      <style:text-properties fo:color="#3465a4" style:font-name="Open Sans2" fo:font-size="3pt" fo:font-style="normal" fo:font-weight="bold" officeooo:rsid="0023c009" officeooo:paragraph-rsid="002f37fa" style:font-name-asian="SimSun" style:font-size-asian="2.59999990463257pt" style:font-style-asian="normal" style:font-weight-asian="bold" style:font-name-complex="Mangal" style:font-size-complex="3pt" style:font-style-complex="normal" style:font-weight-complex="bold" style:shadow="none"/>
    </style:style>
    <style:style style:name="P43" style:family="paragraph" style:parent-style-name="Table_20_Contents">
      <style:paragraph-properties fo:margin-left="0.3cm" fo:margin-right="0cm" fo:text-align="start" style:justify-single-word="false" fo:text-indent="0cm" style:auto-text-indent="false" text:number-lines="false" text:line-number="0"/>
      <style:text-properties style:font-name="Open Sans2" fo:font-size="9pt" officeooo:rsid="0022842d" officeooo:paragraph-rsid="0022842d" style:font-name-asian="SimSun" style:font-size-asian="9pt" style:font-name-complex="Mangal" style:font-size-complex="9pt"/>
    </style:style>
    <style:style style:name="P44" style:family="paragraph" style:parent-style-name="Table_20_Contents">
      <style:paragraph-properties fo:margin-left="0.3cm" fo:margin-right="0cm" fo:text-align="start" style:justify-single-word="false" fo:text-indent="0cm" style:auto-text-indent="false" text:number-lines="false" text:line-number="0"/>
      <style:text-properties style:font-name="Open Sans2" fo:font-size="9pt" officeooo:rsid="00313447" officeooo:paragraph-rsid="00313447" style:font-name-asian="SimSun" style:font-size-asian="9pt" style:font-name-complex="Mangal" style:font-size-complex="9pt"/>
    </style:style>
    <style:style style:name="P45" style:family="paragraph" style:parent-style-name="Table_20_Contents">
      <style:paragraph-properties fo:margin-left="0.499cm" fo:margin-right="0cm" fo:text-align="start" style:justify-single-word="false" fo:text-indent="0cm" style:auto-text-indent="false" text:number-lines="false" text:line-number="0">
        <style:tab-stops>
          <style:tab-stop style:position="0.081cm"/>
        </style:tab-stops>
      </style:paragraph-properties>
      <style:text-properties style:font-name="Open Sans2" fo:font-size="9pt" officeooo:paragraph-rsid="0022842d" style:font-name-asian="SimSun" style:font-size-asian="9pt" style:font-name-complex="Mangal" style:font-size-complex="9pt"/>
    </style:style>
    <style:style style:name="P46" style:family="paragraph" style:parent-style-name="Table_20_Contents">
      <style:paragraph-properties fo:margin-left="0.499cm" fo:margin-right="0cm" fo:text-align="start" style:justify-single-word="false" fo:text-indent="0cm" style:auto-text-indent="false" text:number-lines="false" text:line-number="0">
        <style:tab-stops>
          <style:tab-stop style:position="0.081cm"/>
        </style:tab-stops>
      </style:paragraph-properties>
      <style:text-properties style:font-name="Open Sans2" fo:font-size="9pt" officeooo:rsid="0022842d" officeooo:paragraph-rsid="0022842d" style:font-name-asian="SimSun" style:font-size-asian="9pt" style:font-name-complex="Mangal" style:font-size-complex="9pt"/>
    </style:style>
    <style:style style:name="P47" style:family="paragraph" style:parent-style-name="Table_20_Contents">
      <style:paragraph-properties fo:margin-left="0.4cm" fo:margin-right="0cm" fo:text-align="start" style:justify-single-word="false" fo:text-indent="0cm" style:auto-text-indent="false" text:number-lines="false" text:line-number="0"/>
      <style:text-properties style:font-name="Open Sans2" fo:font-size="9pt" style:font-name-asian="SimSun" style:font-size-asian="9pt" style:font-name-complex="Mangal" style:font-size-complex="9pt"/>
    </style:style>
    <style:style style:name="P48" style:family="paragraph" style:parent-style-name="Table_20_Contents">
      <style:paragraph-properties fo:margin-left="0.4cm" fo:margin-right="0cm" fo:text-align="start" style:justify-single-word="false" fo:text-indent="0cm" style:auto-text-indent="false" text:number-lines="false" text:line-number="0"/>
      <style:text-properties style:font-name="Open Sans2" fo:font-size="9pt" officeooo:paragraph-rsid="0022842d" style:font-name-asian="SimSun" style:font-size-asian="9pt" style:font-name-complex="Mangal" style:font-size-complex="9pt"/>
    </style:style>
    <style:style style:name="P49" style:family="paragraph" style:parent-style-name="Table_20_Contents">
      <style:paragraph-properties fo:margin-left="0.4cm" fo:margin-right="0cm" fo:text-align="start" style:justify-single-word="false" fo:text-indent="0cm" style:auto-text-indent="false" text:number-lines="false" text:line-number="0"/>
      <style:text-properties style:font-name="Open Sans2" fo:font-size="9pt" officeooo:rsid="0020b857" officeooo:paragraph-rsid="0020b857" style:font-name-asian="SimSun" style:font-size-asian="9pt" style:font-name-complex="Mangal" style:font-size-complex="9pt"/>
    </style:style>
    <style:style style:name="P50" style:family="paragraph" style:parent-style-name="Table_20_Contents">
      <style:paragraph-properties fo:margin-left="0.4cm" fo:margin-right="0cm" fo:text-align="start" style:justify-single-word="false" fo:text-indent="0cm" style:auto-text-indent="false" text:number-lines="false" text:line-number="0"/>
      <style:text-properties style:font-name="Open Sans2" fo:font-size="9pt" officeooo:rsid="0022842d" officeooo:paragraph-rsid="0022842d" style:font-name-asian="SimSun" style:font-size-asian="9pt" style:font-name-complex="Mangal" style:font-size-complex="9pt"/>
    </style:style>
    <style:style style:name="P51" style:family="paragraph" style:parent-style-name="open" style:master-page-name="">
      <style:paragraph-properties fo:margin-left="0.101cm" fo:margin-right="0.199cm" fo:margin-top="0cm" fo:margin-bottom="0cm" loext:contextual-spacing="false" fo:line-height="120%" fo:text-indent="0cm" style:auto-text-indent="false" style:page-number="auto" fo:padding="0.049cm" fo:border-left="none" fo:border-right="none" fo:border-top="none" fo:border-bottom="0.51pt solid #3465a4" style:shadow="none"/>
      <style:text-properties fo:color="#3465a4" style:font-name="Open Sans2" fo:font-size="12pt" fo:font-style="normal" fo:font-weight="bold" officeooo:rsid="0020b857" officeooo:paragraph-rsid="002f37fa" style:font-name-asian="SimSun" style:font-size-asian="12pt" style:font-style-asian="normal" style:font-weight-asian="bold" style:font-name-complex="Mangal" style:font-size-complex="12pt" style:font-style-complex="normal" style:font-weight-complex="bold"/>
    </style:style>
    <style:style style:name="P52" style:family="paragraph" style:parent-style-name="open" style:master-page-name="">
      <style:paragraph-properties fo:margin-left="0.3cm" fo:margin-right="0.101cm" fo:margin-top="0cm" fo:margin-bottom="0cm" loext:contextual-spacing="false" fo:line-height="120%" fo:text-align="start" style:justify-single-word="false" fo:text-indent="0cm" style:auto-text-indent="false" style:page-number="auto" fo:padding="0.049cm" fo:border-left="none" fo:border-right="none" fo:border-top="none" fo:border-bottom="0.51pt solid #3465a4" style:shadow="none"/>
      <style:text-properties fo:color="#3465a4" style:font-name="Open Sans2" fo:font-size="12pt" fo:font-style="normal" fo:font-weight="bold" officeooo:rsid="002f37fa" officeooo:paragraph-rsid="002f37fa" style:font-name-asian="SimSun" style:font-size-asian="12pt" style:font-style-asian="normal" style:font-weight-asian="bold" style:font-name-complex="Mangal" style:font-size-complex="12pt" style:font-style-complex="normal" style:font-weight-complex="bold" style:shadow="none"/>
    </style:style>
    <style:style style:name="P53" style:family="paragraph" style:parent-style-name="Footer">
      <style:paragraph-properties fo:text-align="center" style:justify-single-word="false"/>
      <style:text-properties officeooo:paragraph-rsid="0043688b"/>
    </style:style>
    <style:style style:name="P54" style:family="paragraph" style:parent-style-name="Footer">
      <style:paragraph-properties fo:text-align="center" style:justify-single-word="false"/>
      <style:text-properties fo:color="#004586" style:font-name="Open Sans2" fo:font-size="9pt" fo:font-weight="bold" officeooo:rsid="00130ee3" officeooo:paragraph-rsid="0043688b" style:font-size-asian="9pt" style:font-weight-asian="bold" style:font-size-complex="9pt" style:font-weight-complex="bold"/>
    </style:style>
    <style:style style:name="P55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>
        <style:tab-stops>
          <style:tab-stop style:position="0.081cm"/>
        </style:tab-stops>
      </style:paragraph-properties>
      <style:text-properties fo:color="#ff8080" style:font-name="Open Sans1" fo:font-size="11pt" fo:font-style="normal" fo:font-weight="bold" officeooo:rsid="0022842d" officeooo:paragraph-rsid="0022842d" style:font-name-asian="SimSun" style:font-size-asian="11pt" style:font-style-asian="normal" style:font-weight-asian="bold" style:font-name-complex="Mangal" style:font-size-complex="11pt"/>
    </style:style>
    <style:style style:name="P56" style:family="paragraph">
      <style:paragraph-properties fo:text-align="center"/>
      <style:text-properties style:text-line-through-style="none" style:text-line-through-type="none" style:font-name="Open Sans" fo:font-size="10pt" fo:font-style="normal" style:text-underline-style="none" fo:font-weight="normal"/>
    </style:style>
    <style:style style:name="P57" style:family="paragraph">
      <style:paragraph-properties fo:text-align="center">
        <style:tab-stops>
          <style:tab-stop style:position="4.819cm" style:type="center"/>
          <style:tab-stop style:position="9.638cm" style:type="right"/>
        </style:tab-stops>
      </style:paragraph-properties>
    </style:style>
    <style:style style:name="P58" style:family="paragraph">
      <loext:graphic-properties draw:fill="none" draw:fill-color="#ffffff"/>
    </style:style>
    <style:style style:name="T1" style:family="text">
      <style:text-properties officeooo:rsid="0020b857"/>
    </style:style>
    <style:style style:name="T2" style:family="text">
      <style:text-properties officeooo:rsid="0022842d"/>
    </style:style>
    <style:style style:name="T3" style:family="text">
      <style:text-properties officeooo:rsid="00413965"/>
    </style:style>
    <style:style style:name="T4" style:family="text">
      <style:text-properties fo:color="#004586" style:font-name="Open Sans2" fo:font-size="9pt" officeooo:rsid="00130ee3" style:font-size-asian="9pt" style:font-size-complex="9pt"/>
    </style:style>
    <style:style style:name="T5" style:family="text">
      <style:text-properties fo:color="#004586" style:font-name="Open Sans2" fo:font-size="9pt" fo:font-weight="bold" officeooo:rsid="00130ee3" style:font-size-asian="9pt" style:font-weight-asian="bold" style:font-size-complex="9pt" style:font-weight-complex="bold"/>
    </style:style>
    <style:style style:name="T6" style:family="text">
      <style:text-properties fo:color="#004586" style:font-name="Open Sans2" fo:font-size="9pt" style:text-underline-style="none" fo:font-weight="bold" officeooo:rsid="00130ee3" style:font-size-asian="9pt" style:font-weight-asian="bold" style:font-size-complex="9pt" style:font-weight-complex="bold"/>
    </style:style>
    <style:style style:name="T7" style:family="text">
      <style:text-properties fo:color="#004586" style:font-name="Open Sans2" fo:font-size="9pt" style:text-underline-style="none" fo:font-weight="bold" officeooo:rsid="002fb60e" style:font-size-asian="9pt" style:font-weight-asian="bold" style:font-size-complex="9pt" style:font-weight-complex="bold"/>
    </style:style>
    <style:style style:name="T8" style:family="text">
      <style:text-properties fo:color="#004586" style:font-name="Open Sans2" fo:font-size="9pt" style:text-underline-style="none" fo:font-weight="normal" officeooo:rsid="002fb60e" style:font-size-asian="9pt" style:font-weight-asian="normal" style:font-size-complex="9pt" style:font-weight-complex="normal"/>
    </style:style>
    <style:style style:name="T9" style:family="text">
      <style:text-properties fo:color="#004586" style:font-name="Open Sans2" fo:font-size="9pt" style:text-underline-style="none" fo:font-weight="normal" officeooo:rsid="001e34a2" style:font-size-asian="9pt" style:font-weight-asian="normal" style:font-size-complex="9pt" style:font-weight-complex="normal"/>
    </style:style>
    <style:style style:name="T10" style:family="text">
      <style:text-properties fo:color="#004586" style:font-name="Open Sans2" fo:font-size="9pt" style:text-underline-style="none" fo:font-weight="normal" officeooo:rsid="00130ee3" style:font-size-asian="9pt" style:font-weight-asian="normal" style:font-size-complex="9pt" style:font-weight-complex="normal"/>
    </style:style>
    <style:style style:name="T11" style:family="text">
      <style:text-properties fo:color="#004586" style:font-name="Open Sans3" fo:font-size="10pt" style:text-underline-style="none" fo:font-weight="bold" officeooo:rsid="00162f86" style:font-size-asian="10pt" style:font-weight-asian="bold" style:font-size-complex="10pt" style:font-weight-complex="bold"/>
    </style:style>
    <style:style style:name="T12" style:family="text">
      <style:text-properties fo:color="#004586" style:font-name="Open Sans3" fo:font-size="10pt" fo:font-weight="bold" officeooo:rsid="00162f86" style:font-size-asian="10pt" style:font-weight-asian="bold" style:font-size-complex="10pt" style:font-weight-complex="bold"/>
    </style:style>
    <style:style style:name="T13" style:family="text">
      <style:text-properties fo:color="#ff8080" style:font-name="Open Sans1" fo:font-size="12.5pt" fo:font-weight="bold" style:font-size-asian="6pt" style:font-weight-asian="bold" style:font-size-complex="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26cm" style:color="#ff8080" style:height="77%" style:style="solid" style:vertical-align="bottom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space" fo:text-indent="-0.485cm" fo:margin-left="1.12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ateur2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Bouton radio 1" form:control-implementation="ooo:com.sun.star.form.component.RadioButton" xml:id="control1" form:id="control1" formx:group-name="Déroulement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" form:id="control2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" form:id="control3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" form:id="control4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5" form:id="control5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6" form:id="control6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7" form:id="control7" formx:group-name="Organisation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8" form:id="control8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9" form:id="control9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0" form:id="control10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1" form:id="control11" formx:group-name="Organisation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2" form:id="control12" formx:group-name="Déroulemen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3" form:id="control13" formx:group-name="Déroulemen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4" form:id="control14" formx:group-name="Déroulemen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5" form:id="control15" formx:group-name="Déroulemen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6" form:id="control16" formx:group-name="Déroulemen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7" form:id="control17" formx:group-name="Déroulement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8" form:id="control18" formx:group-name="Déroulement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19" form:id="control19" formx:group-name="Déroulement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0" form:id="control20" formx:group-name="Déroulement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1" form:id="control21" formx:group-name="Déroulement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2" form:id="control22" formx:group-name="Déroulement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3" form:id="control23" formx:group-name="Déroulement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4" form:id="control24" formx:group-name="Déroulement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5" form:id="control25" formx:group-name="Déroulement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6" form:id="control26" formx:group-name="Suppor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7" form:id="control27" formx:group-name="Suppor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8" form:id="control28" formx:group-name="Suppor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9" form:id="control29" formx:group-name="Suppor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0" form:id="control30" formx:group-name="Support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1" form:id="control31" formx:group-name="Formateu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2" form:id="control32" formx:group-name="Formateu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3" form:id="control33" formx:group-name="Formateu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4" form:id="control34" formx:group-name="Formateu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5" form:id="control35" formx:group-name="Formateur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6" form:id="control36" formx:group-name="Formateur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7" form:id="control37" formx:group-name="Formateur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8" form:id="control38" formx:group-name="Formateur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9" form:id="control39" formx:group-name="Formateur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0" form:id="control40" formx:group-name="Formateur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1" form:id="control41" formx:group-name="Formateur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2" form:id="control42" formx:group-name="Formateur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3" form:id="control43" formx:group-name="Formateur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4" form:id="control44" formx:group-name="Formateur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5" form:id="control45" formx:group-name="Formateur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6" form:id="control46" formx:group-name="Témoignage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47" form:id="control47" formx:group-name="Témoignage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Nom_formation"/>
      </text:user-field-decls>
      <text:p text:style-name="P39"/>
      <text:section text:style-name="Sect1" text:name="Section1">
        <text:p text:style-name="P51">Vos coordonnées</text:p>
        <text:p text:style-name="P40"/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P6">Nom :</text:p>
            </table:table-cell>
          </table:table-row>
          <table:table-row table:style-name="Tableau5.1">
            <table:table-cell table:style-name="Tableau5.A1" office:value-type="string">
              <text:p text:style-name="P5">Prénom :</text:p>
            </table:table-cell>
          </table:table-row>
          <table:table-row table:style-name="Tableau5.1">
            <table:table-cell table:style-name="Tableau5.A1" office:value-type="string">
              <text:p text:style-name="P5">Fonction/service :</text:p>
            </table:table-cell>
          </table:table-row>
          <table:table-row table:style-name="Tableau5.1">
            <table:table-cell table:style-name="Tableau5.A1" office:value-type="string">
              <text:p text:style-name="P5">Adresse e-mail :</text:p>
            </table:table-cell>
          </table:table-row>
        </table:table>
        <text:p text:style-name="P42"/>
        <text:p text:style-name="P52">A propos de la formation</text:p>
        <text:p text:style-name="P41"/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table:number-columns-spanned="2" office:value-type="string">
              <text:p text:style-name="P13">Date : <text:text-input text:description="Date_formation">Du 28 au 30 juin 2021
</text:text-input></text:p>
            </table:table-cell>
            <table:covered-table-cell/>
          </table:table-row>
          <table:table-row table:style-name="Tableau7.1">
            <table:table-cell table:style-name="Tableau7.A1" office:value-type="string">
              <text:p text:style-name="P12">Titre du cours : </text:p>
            </table:table-cell>
            <table:table-cell table:style-name="Tableau7.A1" table:number-rows-spanned="2" office:value-type="string">
              <text:p text:style-name="P12"><text:text-input text:description="Nom_formation">Android sur mesure</text:text-input></text:p>
            </table:table-cell>
          </table:table-row>
          <table:table-row table:style-name="Tableau7.1">
            <table:table-cell table:style-name="Tableau7.A1" office:value-type="string">
              <text:p text:style-name="P11"/>
            </table:table-cell>
            <table:covered-table-cell/>
          </table:table-row>
          <table:table-row table:style-name="Tableau7.1">
            <table:table-cell table:style-name="Tableau7.A1" table:number-columns-spanned="2" office:value-type="string">
              <text:p text:style-name="P11">Nom du formateur : <text:text-input text:description="Nom_formateur">Florent Garin </text:text-input></text:p>
            </table:table-cell>
            <table:covered-table-cell/>
          </table:table-row>
        </table:table>
        <text:p text:style-name="P23"/>
      </text:section>
      <text:p text:style-name="P24"/>
      <text:p text:style-name="P22"/>
      <text:p text:style-name="P8">Votre degré de satisfaction concernant...</text:p>
      <text:p text:style-name="P20"/>
      <text:p text:style-name="P25">De 5 « Très satisfaisant », à 1 « Très insatisfaisant ».</text:p>
      <text:p text:style-name="P26"/>
      <text:section text:style-name="Sect1" text:name="Section2">
        <text:p text:style-name="P20"/>
        <table:table table:name="Tableau1" table:style-name="Tableau1">
          <table:table-column table:style-name="Tableau1.A"/>
          <table:table-column table:style-name="Tableau1.B" table:number-columns-repeated="5"/>
          <table:table-row table:style-name="Tableau1.1">
            <table:table-cell table:style-name="Tableau1.A1" office:value-type="string">
              <text:list xml:id="list5138938022152136919" text:style-name="L2">
                <text:list-item>
                  <text:p text:style-name="P55">Le formateur</text:p>
                </text:list-item>
              </text:list>
            </table:table-cell>
            <table:table-cell table:style-name="Tableau1.A1" office:value-type="string">
              <text:p text:style-name="P35">5</text:p>
            </table:table-cell>
            <table:table-cell table:style-name="Tableau1.A1" office:value-type="string">
              <text:p text:style-name="P35">4</text:p>
            </table:table-cell>
            <table:table-cell table:style-name="Tableau1.A1" office:value-type="string">
              <text:p text:style-name="P35">3</text:p>
            </table:table-cell>
            <table:table-cell table:style-name="Tableau1.A1" office:value-type="string">
              <text:p text:style-name="P35">2</text:p>
            </table:table-cell>
            <table:table-cell table:style-name="Tableau1.A1" office:value-type="string">
              <text:p text:style-name="P35">1</text:p>
            </table:table-cell>
          </table:table-row>
          <table:table-row table:style-name="Tableau1.2">
            <table:table-cell table:style-name="Tableau1.A1" office:value-type="string">
              <text:p text:style-name="P49">Etait-il encourageant et motivant ?</text:p>
            </table:table-cell>
            <table:table-cell table:style-name="Tableau1.B4" office:value-type="string">
              <text:p text:style-name="P19"><draw:control text:anchor-type="as-char" svg:y="0.053cm" draw:z-index="30" draw:style-name="gr1" draw:text-style-name="P56" svg:width="0.391cm" svg:height="0.671cm" draw:control="control31"/></text:p>
            </table:table-cell>
            <table:table-cell table:style-name="Tableau1.C4" office:value-type="string">
              <text:p text:style-name="P18"><draw:control text:anchor-type="as-char" svg:y="0.053cm" draw:z-index="31" draw:style-name="gr1" draw:text-style-name="P56" svg:width="0.391cm" svg:height="0.671cm" draw:control="control32"/></text:p>
            </table:table-cell>
            <table:table-cell table:style-name="Tableau1.D4" office:value-type="string">
              <text:p text:style-name="P18"><draw:control text:anchor-type="as-char" svg:y="0.053cm" draw:z-index="32" draw:style-name="gr1" draw:text-style-name="P56" svg:width="0.391cm" svg:height="0.671cm" draw:control="control33"/></text:p>
            </table:table-cell>
            <table:table-cell table:style-name="Tableau1.E4" office:value-type="string">
              <text:p text:style-name="P18"><draw:control text:anchor-type="as-char" svg:y="0.053cm" draw:z-index="33" draw:style-name="gr1" draw:text-style-name="P56" svg:width="0.391cm" svg:height="0.671cm" draw:control="control34"/></text:p>
            </table:table-cell>
            <table:table-cell table:style-name="Tableau1.F4" office:value-type="string">
              <text:p text:style-name="P18"><draw:control text:anchor-type="as-char" svg:y="0.053cm" draw:z-index="34" draw:style-name="gr1" draw:text-style-name="P56" svg:width="0.391cm" svg:height="0.671cm" draw:control="control35"/></text:p>
            </table:table-cell>
          </table:table-row>
          <table:table-row table:style-name="Tableau1.2">
            <table:table-cell table:style-name="Tableau1.A1" office:value-type="string">
              <text:p text:style-name="P47">A-<text:span text:style-name="T1">t-il tenu compte de vos attentes et préoccupations ?</text:span></text:p>
            </table:table-cell>
            <table:table-cell table:style-name="Tableau1.B4" office:value-type="string">
              <text:p text:style-name="P18"><draw:control text:anchor-type="as-char" svg:y="0.152cm" draw:z-index="35" draw:style-name="gr1" draw:text-style-name="P56" svg:width="0.391cm" svg:height="0.572cm" draw:control="control36"/></text:p>
            </table:table-cell>
            <table:table-cell table:style-name="Tableau1.C4" office:value-type="string">
              <text:p text:style-name="P18"><draw:control text:anchor-type="as-char" svg:y="0.152cm" draw:z-index="36" draw:style-name="gr1" draw:text-style-name="P56" svg:width="0.391cm" svg:height="0.572cm" draw:control="control37"/></text:p>
            </table:table-cell>
            <table:table-cell table:style-name="Tableau1.D4" office:value-type="string">
              <text:p text:style-name="P18"><draw:control text:anchor-type="as-char" svg:y="0.152cm" draw:z-index="37" draw:style-name="gr1" draw:text-style-name="P56" svg:width="0.391cm" svg:height="0.572cm" draw:control="control38"/></text:p>
            </table:table-cell>
            <table:table-cell table:style-name="Tableau1.E4" office:value-type="string">
              <text:p text:style-name="P18"><draw:control text:anchor-type="as-char" svg:y="0.152cm" draw:z-index="38" draw:style-name="gr1" draw:text-style-name="P56" svg:width="0.391cm" svg:height="0.572cm" draw:control="control39"/></text:p>
            </table:table-cell>
            <table:table-cell table:style-name="Tableau1.F4" office:value-type="string">
              <text:p text:style-name="P18"><draw:control text:anchor-type="as-char" svg:y="0.152cm" draw:z-index="39" draw:style-name="gr1" draw:text-style-name="P56" svg:width="0.391cm" svg:height="0.572cm" draw:control="control40"/></text:p>
            </table:table-cell>
          </table:table-row>
          <table:table-row table:style-name="Tableau1.2">
            <table:table-cell table:style-name="Tableau1.A1" office:value-type="string">
              <text:p text:style-name="P47">L<text:span text:style-name="T1">es explications étaient-elles claires et compréhensibles ?</text:span></text:p>
            </table:table-cell>
            <table:table-cell table:style-name="Tableau1.B4" office:value-type="string">
              <text:p text:style-name="P18"><draw:control text:anchor-type="as-char" svg:y="0.064cm" draw:z-index="40" draw:style-name="gr1" draw:text-style-name="P56" svg:width="0.391cm" svg:height="0.66cm" draw:control="control41"/></text:p>
            </table:table-cell>
            <table:table-cell table:style-name="Tableau1.C4" office:value-type="string">
              <text:p text:style-name="P18"><draw:control text:anchor-type="as-char" svg:y="0.064cm" draw:z-index="41" draw:style-name="gr1" draw:text-style-name="P56" svg:width="0.391cm" svg:height="0.66cm" draw:control="control42"/></text:p>
            </table:table-cell>
            <table:table-cell table:style-name="Tableau1.D4" office:value-type="string">
              <text:p text:style-name="P18"><draw:control text:anchor-type="as-char" svg:y="0.064cm" draw:z-index="42" draw:style-name="gr1" draw:text-style-name="P56" svg:width="0.391cm" svg:height="0.66cm" draw:control="control43"/></text:p>
            </table:table-cell>
            <table:table-cell table:style-name="Tableau1.E4" office:value-type="string">
              <text:p text:style-name="P18"><draw:control text:anchor-type="as-char" svg:y="0.064cm" draw:z-index="43" draw:style-name="gr1" draw:text-style-name="P56" svg:width="0.391cm" svg:height="0.66cm" draw:control="control44"/></text:p>
            </table:table-cell>
            <table:table-cell table:style-name="Tableau1.F4" office:value-type="string">
              <text:p text:style-name="P18"><draw:control text:anchor-type="as-char" svg:y="0.064cm" draw:z-index="44" draw:style-name="gr1" draw:text-style-name="P56" svg:width="0.391cm" svg:height="0.66cm" draw:control="control45"/></text:p>
            </table:table-cell>
          </table:table-row>
        </table:table>
        <text:p text:style-name="P20"/>
        <table:table table:name="Tableau2" table:style-name="Tableau2">
          <table:table-column table:style-name="Tableau2.A"/>
          <table:table-column table:style-name="Tableau2.B" table:number-columns-repeated="5"/>
          <table:table-row table:style-name="Tableau2.1">
            <table:table-cell table:style-name="Tableau2.A1" office:value-type="string">
              <text:list xml:id="list141134935163819" text:continue-numbering="true" text:style-name="L2">
                <text:list-item>
                  <text:p text:style-name="P55">Les supports de cours</text:p>
                </text:list-item>
              </text:list>
            </table:table-cell>
            <table:table-cell table:style-name="Tableau2.A1" office:value-type="string">
              <text:p text:style-name="P35">5</text:p>
            </table:table-cell>
            <table:table-cell table:style-name="Tableau2.A1" office:value-type="string">
              <text:p text:style-name="P35">4</text:p>
            </table:table-cell>
            <table:table-cell table:style-name="Tableau2.A1" office:value-type="string">
              <text:p text:style-name="P35">3</text:p>
            </table:table-cell>
            <table:table-cell table:style-name="Tableau2.A1" office:value-type="string">
              <text:p text:style-name="P35">2</text:p>
            </table:table-cell>
            <table:table-cell table:style-name="Tableau2.A1" office:value-type="string">
              <text:p text:style-name="P35">1</text:p>
            </table:table-cell>
          </table:table-row>
          <table:table-row table:style-name="Tableau2.2">
            <table:table-cell table:style-name="Tableau2.A1" office:value-type="string">
              <text:p text:style-name="P43">Ont-ils facilité votre apprentissage ?</text:p>
            </table:table-cell>
            <table:table-cell table:style-name="Tableau2.B2" office:value-type="string">
              <text:p text:style-name="P18"><draw:control text:anchor-type="as-char" svg:y="0.132cm" draw:z-index="25" draw:style-name="gr1" draw:text-style-name="P56" svg:width="0.391cm" svg:height="0.569cm" draw:control="control26"/></text:p>
            </table:table-cell>
            <table:table-cell table:style-name="Tableau2.C2" office:value-type="string">
              <text:p text:style-name="P18"><draw:control text:anchor-type="as-char" svg:y="0.132cm" draw:z-index="26" draw:style-name="gr1" draw:text-style-name="P56" svg:width="0.391cm" svg:height="0.569cm" draw:control="control27"/></text:p>
            </table:table-cell>
            <table:table-cell table:style-name="Tableau2.D2" office:value-type="string">
              <text:p text:style-name="P18"><draw:control text:anchor-type="as-char" svg:y="0.132cm" draw:z-index="27" draw:style-name="gr1" draw:text-style-name="P56" svg:width="0.391cm" svg:height="0.569cm" draw:control="control28"/></text:p>
            </table:table-cell>
            <table:table-cell table:style-name="Tableau2.E2" office:value-type="string">
              <text:p text:style-name="P18"><draw:control text:anchor-type="as-char" svg:y="0.132cm" draw:z-index="28" draw:style-name="gr1" draw:text-style-name="P56" svg:width="0.391cm" svg:height="0.569cm" draw:control="control29"/></text:p>
            </table:table-cell>
            <table:table-cell table:style-name="Tableau2.F2" office:value-type="string">
              <text:p text:style-name="P18"><draw:control text:anchor-type="as-char" svg:y="0.132cm" draw:z-index="29" draw:style-name="gr1" draw:text-style-name="P56" svg:width="0.391cm" svg:height="0.569cm" draw:control="control30"/></text:p>
            </table:table-cell>
          </table:table-row>
          <table:table-row table:style-name="Tableau2.3">
            <table:table-cell table:style-name="Tableau2.A1" office:value-type="string">
              <text:p text:style-name="P44"/>
            </table:table-cell>
            <table:table-cell table:style-name="Tableau2.B3" office:value-type="string">
              <text:p text:style-name="P31"/>
            </table:table-cell>
            <table:table-cell table:style-name="Tableau2.C3" office:value-type="string">
              <text:p text:style-name="P31"/>
            </table:table-cell>
            <table:table-cell table:style-name="Tableau2.D3" office:value-type="string">
              <text:p text:style-name="P31"/>
            </table:table-cell>
            <table:table-cell table:style-name="Tableau2.E3" office:value-type="string">
              <text:p text:style-name="P31"/>
            </table:table-cell>
            <table:table-cell table:style-name="Tableau2.F3" office:value-type="string">
              <text:p text:style-name="P31"/>
            </table:table-cell>
          </table:table-row>
        </table:table>
        <text:p text:style-name="P21"/>
        <text:p text:style-name="P21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B"/>
          <table:table-column table:style-name="Tableau3.C"/>
          <table:table-column table:style-name="Tableau3.F"/>
          <table:table-row>
            <table:table-cell table:style-name="Tableau3.A1" office:value-type="string">
              <text:list xml:id="list141136004665003" text:continue-numbering="true" text:style-name="L2">
                <text:list-item>
                  <text:p text:style-name="P55">Le déroulement</text:p>
                </text:list-item>
              </text:list>
            </table:table-cell>
            <table:table-cell table:style-name="Tableau3.A1" office:value-type="string">
              <text:p text:style-name="P35">5</text:p>
            </table:table-cell>
            <table:table-cell table:style-name="Tableau3.A1" office:value-type="string">
              <text:p text:style-name="P35">4</text:p>
            </table:table-cell>
            <table:table-cell table:style-name="Tableau3.A1" office:value-type="string">
              <text:p text:style-name="P35">3</text:p>
            </table:table-cell>
            <table:table-cell table:style-name="Tableau3.A1" office:value-type="string">
              <text:p text:style-name="P35">2</text:p>
            </table:table-cell>
            <table:table-cell table:style-name="Tableau3.A1" office:value-type="string">
              <text:p text:style-name="P35">1</text:p>
            </table:table-cell>
          </table:table-row>
          <table:table-row table:style-name="Tableau3.2">
            <table:table-cell table:style-name="Tableau3.A1" office:value-type="string">
              <text:p text:style-name="P50">Les objectifs du cours ont-ils clairement été énoncés ?</text:p>
            </table:table-cell>
            <table:table-cell table:style-name="Tableau3.B4" office:value-type="string">
              <text:p text:style-name="P15"><draw:control text:anchor-type="as-char" svg:y="0cm" draw:z-index="11" draw:style-name="gr1" draw:text-style-name="P56" svg:width="0.401cm" svg:height="0.941cm" draw:control="control12"/></text:p>
            </table:table-cell>
            <table:table-cell table:style-name="Tableau3.C4" office:value-type="string">
              <text:p text:style-name="P15"><draw:control text:anchor-type="as-char" svg:y="0cm" draw:z-index="12" draw:style-name="gr1" draw:text-style-name="P56" svg:width="0.401cm" svg:height="0.941cm" draw:control="control13"/></text:p>
            </table:table-cell>
            <table:table-cell table:style-name="Tableau3.D4" office:value-type="string">
              <text:p text:style-name="P15"><draw:control text:anchor-type="as-char" svg:y="0cm" draw:z-index="13" draw:style-name="gr1" draw:text-style-name="P56" svg:width="0.401cm" svg:height="0.941cm" draw:control="control14"/></text:p>
            </table:table-cell>
            <table:table-cell table:style-name="Tableau3.E4" office:value-type="string">
              <text:p text:style-name="P15"><draw:control text:anchor-type="as-char" svg:y="0cm" draw:z-index="14" draw:style-name="gr1" draw:text-style-name="P56" svg:width="0.401cm" svg:height="0.941cm" draw:control="control15"/></text:p>
            </table:table-cell>
            <table:table-cell table:style-name="Tableau3.F4" office:value-type="string">
              <text:p text:style-name="P15"><draw:control text:anchor-type="as-char" svg:y="0cm" draw:z-index="15" draw:style-name="gr1" draw:text-style-name="P56" svg:width="0.401cm" svg:height="0.941cm" draw:control="control16"/></text:p>
            </table:table-cell>
          </table:table-row>
          <table:table-row table:style-name="Tableau3.2">
            <table:table-cell table:style-name="Tableau3.A1" office:value-type="string">
              <text:p text:style-name="P50">Le rythme de cours vous a-t-il permis de suivre et de comprendre le sujet ?</text:p>
            </table:table-cell>
            <table:table-cell table:style-name="Tableau3.B4" office:value-type="string">
              <text:p text:style-name="P32"><draw:control text:anchor-type="as-char" svg:y="0cm" draw:z-index="0" draw:style-name="gr1" draw:text-style-name="P56" svg:width="0.401cm" svg:height="0.941cm" draw:control="control1"/></text:p>
            </table:table-cell>
            <table:table-cell table:style-name="Tableau3.C4" office:value-type="string">
              <text:p text:style-name="P15"><draw:control text:anchor-type="as-char" svg:y="0cm" draw:z-index="16" draw:style-name="gr1" draw:text-style-name="P56" svg:width="0.401cm" svg:height="0.941cm" draw:control="control17"/></text:p>
            </table:table-cell>
            <table:table-cell table:style-name="Tableau3.D4" office:value-type="string">
              <text:p text:style-name="P15"><draw:control text:anchor-type="as-char" svg:y="0cm" draw:z-index="17" draw:style-name="gr1" draw:text-style-name="P56" svg:width="0.401cm" svg:height="0.941cm" draw:control="control18"/></text:p>
            </table:table-cell>
            <table:table-cell table:style-name="Tableau3.E4" office:value-type="string">
              <text:p text:style-name="P15"><draw:control text:anchor-type="as-char" svg:y="0cm" draw:z-index="18" draw:style-name="gr1" draw:text-style-name="P56" svg:width="0.401cm" svg:height="0.941cm" draw:control="control19"/></text:p>
            </table:table-cell>
            <table:table-cell table:style-name="Tableau3.F4" office:value-type="string">
              <text:p text:style-name="P15"><draw:control text:anchor-type="as-char" svg:y="0cm" draw:z-index="19" draw:style-name="gr1" draw:text-style-name="P56" svg:width="0.401cm" svg:height="0.941cm" draw:control="control20"/></text:p>
            </table:table-cell>
          </table:table-row>
          <table:table-row table:style-name="Tableau3.2">
            <table:table-cell table:style-name="Tableau3.A1" office:value-type="string">
              <text:p text:style-name="P48">V<text:span text:style-name="T2">os expériences ont-elles été prises en compte ?</text:span></text:p>
            </table:table-cell>
            <table:table-cell table:style-name="Tableau3.B4" office:value-type="string">
              <text:p text:style-name="P15"><draw:control text:anchor-type="as-char" svg:y="0cm" draw:z-index="20" draw:style-name="gr1" draw:text-style-name="P56" svg:width="0.401cm" svg:height="0.941cm" draw:control="control21"/></text:p>
            </table:table-cell>
            <table:table-cell table:style-name="Tableau3.C4" office:value-type="string">
              <text:p text:style-name="P15"><draw:control text:anchor-type="as-char" svg:y="0cm" draw:z-index="21" draw:style-name="gr1" draw:text-style-name="P56" svg:width="0.401cm" svg:height="0.941cm" draw:control="control22"/></text:p>
            </table:table-cell>
            <table:table-cell table:style-name="Tableau3.D4" office:value-type="string">
              <text:p text:style-name="P15"><draw:control text:anchor-type="as-char" svg:y="0cm" draw:z-index="22" draw:style-name="gr1" draw:text-style-name="P56" svg:width="0.401cm" svg:height="0.941cm" draw:control="control23"/></text:p>
            </table:table-cell>
            <table:table-cell table:style-name="Tableau3.E4" office:value-type="string">
              <text:p text:style-name="P15"><draw:control text:anchor-type="as-char" svg:y="0cm" draw:z-index="23" draw:style-name="gr1" draw:text-style-name="P56" svg:width="0.401cm" svg:height="0.941cm" draw:control="control24"/></text:p>
            </table:table-cell>
            <table:table-cell table:style-name="Tableau3.F4" office:value-type="string">
              <text:p text:style-name="P15"><draw:control text:anchor-type="as-char" svg:y="0cm" draw:z-index="24" draw:style-name="gr1" draw:text-style-name="P56" svg:width="0.401cm" svg:height="0.941cm" draw:control="control25"/></text:p>
            </table:table-cell>
          </table:table-row>
        </table:table>
        <text:p text:style-name="P21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column table:style-name="Tableau4.C"/>
          <table:table-column table:style-name="Tableau4.F"/>
          <table:table-row>
            <table:table-cell table:style-name="Tableau4.A1" office:value-type="string">
              <text:list xml:id="list141136266488400" text:continue-numbering="true" text:style-name="L2">
                <text:list-item>
                  <text:p text:style-name="P55">L'organisation</text:p>
                </text:list-item>
              </text:list>
            </table:table-cell>
            <table:table-cell table:style-name="Tableau4.A1" office:value-type="string">
              <text:p text:style-name="P35">5</text:p>
            </table:table-cell>
            <table:table-cell table:style-name="Tableau4.A1" office:value-type="string">
              <text:p text:style-name="P35">4</text:p>
            </table:table-cell>
            <table:table-cell table:style-name="Tableau4.A1" office:value-type="string">
              <text:p text:style-name="P35">3</text:p>
            </table:table-cell>
            <table:table-cell table:style-name="Tableau4.A1" office:value-type="string">
              <text:p text:style-name="P35">2</text:p>
            </table:table-cell>
            <table:table-cell table:style-name="Tableau4.A1" office:value-type="string">
              <text:p text:style-name="P35">1</text:p>
            </table:table-cell>
          </table:table-row>
          <table:table-row table:style-name="Tableau4.2">
            <table:table-cell table:style-name="Tableau4.A1" office:value-type="string">
              <text:p text:style-name="P46">Les conditions cadres (salles, équipement…) étaient-elles adéquates ?</text:p>
            </table:table-cell>
            <table:table-cell table:style-name="Tableau4.B3" office:value-type="string">
              <text:p text:style-name="P31"><draw:control text:anchor-type="paragraph" draw:z-index="1" draw:style-name="gr2" draw:text-style-name="P56" svg:width="0.408cm" svg:height="0.937cm" svg:x="0cm" svg:y="0.028cm" draw:control="control2"/></text:p>
            </table:table-cell>
            <table:table-cell table:style-name="Tableau4.C3" office:value-type="string">
              <text:p text:style-name="P31"><draw:control text:anchor-type="paragraph" draw:z-index="2" draw:style-name="gr2" draw:text-style-name="P56" svg:width="0.408cm" svg:height="0.937cm" svg:x="0cm" svg:y="0.028cm" draw:control="control3"/></text:p>
            </table:table-cell>
            <table:table-cell table:style-name="Tableau4.D3" office:value-type="string">
              <text:p text:style-name="P31"><draw:control text:anchor-type="paragraph" draw:z-index="3" draw:style-name="gr2" draw:text-style-name="P56" svg:width="0.408cm" svg:height="0.937cm" svg:x="0cm" svg:y="0.028cm" draw:control="control4"/></text:p>
            </table:table-cell>
            <table:table-cell table:style-name="Tableau4.E3" office:value-type="string">
              <text:p text:style-name="P31"><draw:control text:anchor-type="paragraph" draw:z-index="4" draw:style-name="gr2" draw:text-style-name="P56" svg:width="0.408cm" svg:height="0.937cm" svg:x="0cm" svg:y="0.028cm" draw:control="control5"/></text:p>
            </table:table-cell>
            <table:table-cell table:style-name="Tableau4.F3" office:value-type="string">
              <text:p text:style-name="P31"><draw:control text:anchor-type="paragraph" draw:z-index="5" draw:style-name="gr2" draw:text-style-name="P56" svg:width="0.408cm" svg:height="0.937cm" svg:x="0cm" svg:y="0.028cm" draw:control="control6"/></text:p>
            </table:table-cell>
          </table:table-row>
          <table:table-row table:style-name="Tableau4.2">
            <table:table-cell table:style-name="Tableau4.A1" office:value-type="string">
              <text:p text:style-name="P45">V<text:span text:style-name="T2">otre degré de satisfaction globale sur la formation ?</text:span></text:p>
            </table:table-cell>
            <table:table-cell table:style-name="Tableau4.B3" office:value-type="string">
              <text:p text:style-name="P31"><draw:control text:anchor-type="paragraph" draw:z-index="6" draw:style-name="gr2" draw:text-style-name="P56" svg:width="0.408cm" svg:height="0.937cm" svg:x="0cm" svg:y="0.028cm" draw:control="control7"/></text:p>
            </table:table-cell>
            <table:table-cell table:style-name="Tableau4.C3" office:value-type="string">
              <text:p text:style-name="P31"><draw:control text:anchor-type="paragraph" draw:z-index="7" draw:style-name="gr2" draw:text-style-name="P56" svg:width="0.408cm" svg:height="0.937cm" svg:x="0cm" svg:y="0.028cm" draw:control="control8"/></text:p>
            </table:table-cell>
            <table:table-cell table:style-name="Tableau4.D3" office:value-type="string">
              <text:p text:style-name="P31"><draw:control text:anchor-type="paragraph" draw:z-index="8" draw:style-name="gr2" draw:text-style-name="P56" svg:width="0.408cm" svg:height="0.937cm" svg:x="0cm" svg:y="0.028cm" draw:control="control9"/></text:p>
            </table:table-cell>
            <table:table-cell table:style-name="Tableau4.E3" office:value-type="string">
              <text:p text:style-name="P31"><draw:control text:anchor-type="paragraph" draw:z-index="9" draw:style-name="gr2" draw:text-style-name="P56" svg:width="0.408cm" svg:height="0.937cm" svg:x="0cm" svg:y="0.028cm" draw:control="control10"/></text:p>
            </table:table-cell>
            <table:table-cell table:style-name="Tableau4.F3" office:value-type="string">
              <text:p text:style-name="P31"><draw:control text:anchor-type="paragraph" draw:z-index="10" draw:style-name="gr2" draw:text-style-name="P56" svg:width="0.408cm" svg:height="0.937cm" svg:x="0cm" svg:y="0.028cm" draw:control="control11"/></text:p>
            </table:table-cell>
          </table:table-row>
        </table:table>
        <text:p text:style-name="P17"/>
      </text:section>
      <text:p text:style-name="P10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36">Quel(s) sujet(s) souhaiteriez-vous approfondir par la suite ?</text:p>
          </table:table-cell>
        </table:table-row>
        <table:table-row table:style-name="Tableau8.2">
          <table:table-cell table:style-name="Tableau8.A1" office:value-type="string">
            <text:p text:style-name="P33"/>
          </table:table-cell>
        </table:table-row>
      </table:table>
      <text:p text:style-name="P9"/>
      <text:p text:style-name="P7">R<text:span text:style-name="T2">emarques sur la formation</text:span></text:p>
      <text:p text:style-name="P16"/>
      <text:p text:style-name="P16"/>
      <text:p text:style-name="P14"/>
      <text:p text:style-name="P14"/>
      <text:p text:style-name="P29"/>
      <text:p text:style-name="P29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/>
        <table:table-column table:style-name="Tableau9.F"/>
        <table:table-row table:style-name="Tableau9.1">
          <table:table-cell table:style-name="Tableau9.A1" table:number-columns-spanned="6" office:value-type="string">
            <text:p text:style-name="P27">Acceptez-vous que votre témoignage soit publié sur notre site internet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1" office:value-type="string">
            <text:p text:style-name="P37"/>
          </table:table-cell>
          <table:table-cell table:style-name="Tableau9.A1" office:value-type="string">
            <text:p text:style-name="P28"><draw:control text:anchor-type="as-char" svg:y="0cm" draw:z-index="47" draw:style-name="gr1" draw:text-style-name="P56" svg:width="0.391cm" svg:height="0.569cm" draw:control="control46"/></text:p>
          </table:table-cell>
          <table:table-cell table:style-name="Tableau9.A1" office:value-type="string">
            <text:p text:style-name="P37">O<text:span text:style-name="T3">ui</text:span></text:p>
          </table:table-cell>
          <table:table-cell table:style-name="Tableau9.A1" office:value-type="string">
            <text:p text:style-name="P28"><draw:control text:anchor-type="as-char" svg:y="0cm" draw:z-index="48" draw:style-name="gr1" draw:text-style-name="P56" svg:width="0.391cm" svg:height="0.569cm" draw:control="control47"/></text:p>
          </table:table-cell>
          <table:table-cell table:style-name="Tableau9.A1" office:value-type="string">
            <text:p text:style-name="P38">Non</text:p>
          </table:table-cell>
          <table:table-cell table:style-name="Tableau9.A1" office:value-type="string">
            <text:p text:style-name="P34"/>
          </table:table-cell>
        </table:table-row>
      </table:table>
      <text:p text:style-name="P54"/>
      <text:p text:style-name="P54"/>
      <text:p text:style-name="P53"><text:span text:style-name="T5">Société Docdoku</text:span><text:span text:style-name="T4"> </text:span><text:span text:style-name="T12">•</text:span><text:span text:style-name="T4"> </text:span><text:span text:style-name="T6"><text:s/></text:span><text:span text:style-name="T8">Siège social : </text:span><text:span text:style-name="T9">76 allée Jean Jaurès – Bât. A – BAL 197, 31000</text:span><text:span text:style-name="T8"> Toulouse</text:span><text:span text:style-name="T7"> </text:span><text:span text:style-name="T11">• </text:span><text:a xlink:type="simple" xlink:href="http://www.docdoku.com/" text:style-name="Internet_20_link" text:visited-style-name="Visited_20_Internet_20_Link"><text:span text:style-name="T10">www.docdoku.com</text:span></text:a><text:span text:style-name="T6"> </text:span></text:p>
      <text:p text:style-name="P30"><text:span text:style-name="T4">SARL au capital de 150 000€ </text:span><text:span text:style-name="T11">• </text:span><text:span text:style-name="T4">RCS Toulouse B 492 273 800 </text:span><text:span text:style-name="T12">•</text:span><text:span text:style-name="T4"> TVA FR014922738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 Sans1" svg:font-family="'Open Sans'" style:font-family-generic="roman"/>
    <style:font-face style:name="Open Sans3" svg:font-family="'Open Sans'" style:font-family-generic="swiss"/>
    <style:font-face style:name="Liberation Serif" svg:font-family="'Liberation Serif'" style:font-family-generic="roman" style:font-pitch="variable"/>
    <style:font-face style:name="Open Sans4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Open Sans" svg:font-family="'Ope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Citation_20_intense" style:display-name="Citation intens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pen" style:family="paragraph" style:parent-style-name="Text_20_body">
      <style:text-properties officeooo:rsid="002f37f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ff8080"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8080" style:font-name="Open Sans1" fo:font-size="12.5pt" fo:font-style="normal" fo:font-weight="bold" officeooo:rsid="00380fa6" officeooo:paragraph-rsid="00114404" style:font-size-asian="12.5pt" style:font-style-asian="normal" style:font-weight-asian="bold" style:font-size-complex="6pt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8080" style:font-name="Open Sans1" fo:font-size="6pt" fo:font-style="normal" fo:font-weight="bold" officeooo:rsid="00380fa6" officeooo:paragraph-rsid="00114404" style:font-size-asian="5.25pt" style:font-style-asian="normal" style:font-weight-asian="bold" style:font-size-complex="6pt"/>
    </style:style>
    <style:style style:name="MP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8080" style:font-name="Open Sans1" fo:font-size="6pt" fo:font-style="normal" fo:font-weight="bold" officeooo:rsid="001d4f2e" officeooo:paragraph-rsid="001d4f2e" style:font-size-asian="5.25pt" style:font-style-asian="normal" style:font-weight-asian="bold" style:font-size-complex="6pt"/>
    </style:style>
    <style:style style:name="MP4" style:family="paragraph">
      <style:paragraph-properties fo:text-align="center">
        <style:tab-stops>
          <style:tab-stop style:position="4.819cm" style:type="center"/>
          <style:tab-stop style:position="9.638cm" style:type="right"/>
        </style:tab-stops>
      </style:paragraph-properties>
    </style:style>
    <style:style style:name="MP5" style:family="paragraph">
      <loext:graphic-properties draw:fill="none" draw:fill-color="#ffffff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8080" style:font-name="Open Sans1" fo:font-size="12.5pt" fo:font-style="normal" fo:font-weight="bold" officeooo:rsid="001d4f2e" officeooo:paragraph-rsid="001d4f2e" style:font-size-asian="12.5pt" style:font-style-asian="normal" style:font-weight-asian="bold"/>
    </style:style>
    <style:style style:name="MT1" style:family="text">
      <style:text-properties fo:color="#ff8080" style:font-name="Open Sans1" fo:font-size="12.5pt" fo:font-weight="bold" style:font-size-asian="6pt" style:font-weight-asian="bold" style:font-size-complex="6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7cm" fo:margin-left="0.7cm" fo:margin-right="0.7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y="-2cm" svg:width="21.001cm" svg:height="4.761cm" draw:z-index="45"><draw:image xlink:href="Pictures/10000000000026C1000008E7BB652938.png" xlink:type="simple" xlink:show="embed" xlink:actuate="onLoad"/></draw:frame></text:p>
        <text:p text:style-name="MP2"/>
        <text:p text:style-name="MP3"><draw:frame text:anchor-type="paragraph" draw:z-index="46" draw:style-name="Mgr1" draw:text-style-name="MP5" svg:width="21cm" svg:height="0.937cm" svg:x="-0.7cm" svg:y="0.191cm"><draw:text-box><text:p text:style-name="MP4"><text:span text:style-name="MT1">QUESTIONNAIRE DE SATISFACTION FORMATION</text:span></text:p></draw:text-box></draw:fram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4:10:24.373000000</meta:creation-date>
    <meta:editing-duration>PT1M13S</meta:editing-duration>
    <meta:editing-cycles>2</meta:editing-cycles>
    <meta:generator>LibreOffice/4.4.4.3$Windows_x86 LibreOffice_project/2c39ebcf046445232b798108aa8a7e7d89552ea8</meta:generator>
    <dc:date>2021-06-29T14:11:33.922000000</dc:date>
    <meta:document-statistic meta:table-count="8" meta:image-count="1" meta:object-count="0" meta:page-count="1" meta:paragraph-count="89" meta:word-count="227" meta:character-count="1207" meta:non-whitespace-character-count="1035"/>
  </office:meta>
</office:document-meta>
</file>